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paragraph-properties fo:margin-top="0cm" fo:margin-bottom="0.499cm" style:contextual-spacing="false"/>
    </style:style>
    <style:style style:name="P3" style:family="paragraph" style:parent-style-name="Standard">
      <style:paragraph-properties fo:margin-top="0cm" fo:margin-bottom="0.499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https://www.hackerrank.com/challenges/electronics-shop/problem</text:p>
      <text:p text:style-name="P2">A person wants to determine the most expensive computer keyboard and USB drive that can be purchased with a give budget. Given price lists for keyboards and USB drives and a budget, find the cost to buy them. If it is not possible to buy <text:span text:style-name="Emphasis">both</text:span> items, return <text:bookmark text:name="MathJax-Element-1-Frame"/></text:p>
      <text:p text:style-name="Text_20_body">.</text:p>
      <text:p text:style-name="Text_20_body"><text:span text:style-name="Strong_20_Emphasis">Example</text:span> <text:bookmark text:name="MathJax-Element-2-Frame"/></text:p>
      <text:p text:style-name="Text_20_body"><text:bookmark text:name="MathJax-Element-2-Frame Copia 1"/><text:line-break/><text:bookmark text:name="MathJax-Element-3-Frame"/><text:line-break/><text:bookmark text:name="MathJax-Element-4-Frame"/>The person can buy a <text:bookmark text:name="MathJax-Element-5-Frame"/>, or a <text:bookmark text:name="MathJax-Element-6-Frame"/>. Choose the latter as the more expensive option and return <text:bookmark text:name="MathJax-Element-7-Frame"/></text:p>
      <text:p text:style-name="Text_20_body">. </text:p>
      <text:p text:style-name="Text_20_body"><text:span text:style-name="Strong_20_Emphasis">Function Description</text:span> </text:p>
      <text:p text:style-name="Text_20_body">Complete the <text:span text:style-name="Emphasis">getMoneySpent</text:span> function in the editor below. </text:p>
      <text:p text:style-name="Text_20_body">getMoneySpent has the following parameter(s): </text:p>
      <text:list text:style-name="L1">
        <text:list-item>
          <text:p text:style-name="P5"><text:span text:style-name="Emphasis">int keyboards[n]</text:span>: the keyboard prices </text:p>
        </text:list-item>
        <text:list-item>
          <text:p text:style-name="P5"><text:span text:style-name="Emphasis">int drives[m]</text:span>: the drive prices </text:p>
        </text:list-item>
        <text:list-item>
          <text:p text:style-name="P4"><text:span text:style-name="Emphasis">int b</text:span>: the budget </text:p>
        </text:list-item>
      </text:list>
      <text:p text:style-name="Text_20_body"><text:span text:style-name="Strong_20_Emphasis">Returns</text:span> </text:p>
      <text:list text:style-name="L2">
        <text:list-item>
          <text:p text:style-name="P6"><text:span text:style-name="Emphasis">int:</text:span> the maximum that can be spent, or <text:bookmark text:name="MathJax-Element-8-Frame"/></text:p>
        </text:list-item>
      </text:list>
      <text:list text:style-name="L3">
        <text:list-item>
          <text:p text:style-name="P7"><text:bookmark text:name="MathJax-Element-8-Frame Copia 1"/>if it is not possible to buy both items </text:p>
        </text:list-item>
      </text:list>
      <text:p text:style-name="Text_20_body"><text:span text:style-name="Strong_20_Emphasis">Input Format</text:span></text:p>
      <text:p text:style-name="Text_20_body">The first line contains three space-separated integers <text:bookmark text:name="MathJax-Element-1-Frame Copia 1"/></text:p>
      <text:p text:style-name="Text_20_body">, <text:bookmark text:name="MathJax-Element-2-Frame Copia 2"/>, and <text:bookmark text:name="MathJax-Element-3-Frame Copia 1"/>, the budget, the number of keyboard models and the number of USB drive models. <text:line-break/>The second line contains <text:bookmark text:name="MathJax-Element-4-Frame Copia 1"/>space-separated integers <text:bookmark text:name="MathJax-Element-5-Frame Copia 1"/><text:bookmark text:name="MathJax-Element-5-Frame Copia 2"/><text:bookmark text:name="MathJax-Element-5-Frame Copia 3"/><text:bookmark text:name="MathJax-Element-5-Frame Copia 4"/><text:bookmark text:name="MathJax-Element-5-Frame Copia 5"/><text:bookmark text:name="MathJax-Element-5-Frame Copia 6"/><text:bookmark text:name="MathJax-Element-5-Frame Copia 7"/><text:bookmark text:name="MathJax-Element-5-Frame Copia 8"/><text:bookmark text:name="MathJax-Element-5-Frame Copia 9"/><text:bookmark text:name="MathJax-Element-5-Frame Copia 10"/><text:bookmark text:name="MathJax-Element-5-Frame Copia 11"/>, the prices of each keyboard model. <text:line-break/>The third line contains <text:bookmark text:name="MathJax-Element-6-Frame Copia 1"/>space-separated integers <text:bookmark text:name="MathJax-Element-7-Frame Copia 1"/><text:bookmark text:name="MathJax-Element-7-Frame Copia 2"/><text:bookmark text:name="MathJax-Element-7-Frame Copia 3"/><text:bookmark text:name="MathJax-Element-7-Frame Copia 4"/><text:bookmark text:name="MathJax-Element-7-Frame Copia 5"/><text:bookmark text:name="MathJax-Element-7-Frame Copia 6"/></text:p>
      <text:p text:style-name="Text_20_body">, the prices of the USB drives.</text:p>
      <text:p text:style-name="Text_20_body"><text:span text:style-name="Strong_20_Emphasis">Constraints</text:span></text:p>
      <text:list text:style-name="L4">
        <text:list-item>
          <text:p text:style-name="P8"><text:bookmark text:name="MathJax-Element-1-Frame Copia 2"/></text:p>
        </text:list-item>
      </text:list>
      <text:p text:style-name="Text_20_body"><text:bookmark text:name="MathJax-Element-2-Frame Copia 3"/><text:bookmark text:name="MathJax-Element-2-Frame Copia 4"/><text:bookmark text:name="MathJax-Element-2-Frame Copia 5"/><text:bookmark text:name="MathJax-Element-2-Frame Copia 6"/><text:bookmark text:name="MathJax-Element-2-Frame Copia 7"/><text:bookmark text:name="MathJax-Element-1-Frame Copia 3"/><text:bookmark text:name="MathJax-Element-1-Frame Copia 4"/><text:bookmark text:name="MathJax-Element-1-Frame Copia 5"/><text:bookmark text:name="MathJax-Element-1-Frame Copia 6"/><text:bookmark text:name="MathJax-Element-1-Frame Copia 7"/>The price of each item is in the inclusive range <text:bookmark text:name="MathJax-Element-3-Frame Copia 2"/><text:bookmark text:name="MathJax-Element-3-Frame Copia 3"/><text:bookmark text:name="MathJax-Element-3-Frame Copia 4"/><text:bookmark text:name="MathJax-Element-3-Frame Copia 5"/><text:bookmark text:name="MathJax-Element-3-Frame Copia 6"/></text:p>
      <text:list text:style-name="L5">
        <text:list-item>
          <text:p text:style-name="P9">. </text:p>
        </text:list-item>
      </text:list>
      <text:p text:style-name="Text_20_body"><text:span text:style-name="Strong_20_Emphasis">Sample Input 0</text:span></text:p>
      <text:p text:style-name="Preformatted_20_Text">10 2 3</text:p>
      <text:p text:style-name="Preformatted_20_Text">3 1</text:p>
      <text:p text:style-name="P1">5 2 8</text:p>
      <text:p text:style-name="Text_20_body"><text:span text:style-name="Strong_20_Emphasis">Sample Output 0</text:span></text:p>
      <text:p text:style-name="P1"><text:soft-page-break/>9</text:p>
      <text:p text:style-name="Text_20_body"><text:span text:style-name="Strong_20_Emphasis">Explanation 0</text:span></text:p>
      <text:p text:style-name="Text_20_body">Buy the <text:bookmark text:name="MathJax-Element-1-Frame Copia 8"/></text:p>
      <text:p text:style-name="Text_20_body"><text:bookmark text:name="MathJax-Element-1-Frame Copia 9"/>keyboard and the <text:bookmark text:name="MathJax-Element-2-Frame Copia 9"/><text:bookmark text:name="MathJax-Element-2-Frame Copia 8"/>USB drive for a total cost of <text:bookmark text:name="MathJax-Element-3-Frame Copia 7"/><text:bookmark text:name="MathJax-Element-3-Frame Copia 8"/><text:bookmark text:name="MathJax-Element-3-Frame Copia 9"/><text:bookmark text:name="MathJax-Element-3-Frame Copia 10"/><text:bookmark text:name="MathJax-Element-3-Frame Copia 11"/></text:p>
      <text:p text:style-name="Text_20_body">.</text:p>
      <text:p text:style-name="Text_20_body"><text:span text:style-name="Strong_20_Emphasis">Sample Input 1</text:span></text:p>
      <text:p text:style-name="Preformatted_20_Text">5 1 1</text:p>
      <text:p text:style-name="Preformatted_20_Text">4</text:p>
      <text:p text:style-name="P1">5</text:p>
      <text:p text:style-name="Text_20_body"><text:span text:style-name="Strong_20_Emphasis">Sample Output 1</text:span></text:p>
      <text:p text:style-name="P1">-1</text:p>
      <text:p text:style-name="Text_20_body"><text:span text:style-name="Strong_20_Emphasis">Explanation 1</text:span></text:p>
      <text:p text:style-name="Text_20_body">There is no way to buy one keyboard and one USB drive because <text:bookmark text:name="MathJax-Element-1-Frame Copia 10"/></text:p>
      <text:p text:style-name="Text_20_body"><text:bookmark text:name="MathJax-Element-1-Frame Copia 13"/><text:bookmark text:name="MathJax-Element-1-Frame Copia 12"/><text:bookmark text:name="MathJax-Element-1-Frame Copia 11"/><text:bookmark text:name="MathJax-Element-1-Frame Copia 14"/>, so return <text:bookmark text:name="MathJax-Element-2-Frame Copia 10"/><text:bookmark text:name="MathJax-Element-2-Frame Copia 11"/>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8T17:07:48.628000000</meta:creation-date>
    <dc:date>2023-08-14T12:12:55.153000000</dc:date>
    <meta:editing-duration>PT51S</meta:editing-duration>
    <meta:editing-cycles>2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42" meta:word-count="251" meta:character-count="1352" meta:non-whitespace-character-count="1124"/>
  </office:meta>
</office:document-meta>
</file>